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notes">
      <style:graphic-properties draw:fill-color="#ffffff" fo:min-height="13.364cm"/>
      <style:paragraph-properties style:writing-mode="lr-tb"/>
    </style:style>
    <style:style style:name="pr8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08-22">22.08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ahallinta </text:span><text:span text:style-name="T5"><text:line-break/></text:span><text:span text:style-name="T5">(Database administration, DB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8" draw:text-style-name="P14" draw:layer="layout" svg:width="25.549cm" svg:height="13.2cm" svg:x="1.265cm" svg:y="2.975cm" presentation:class="outline" presentation:user-transformed="true">
          <draw:text-box>
            <text:list text:style-name="L5">
              <text:list-item>
                <text:p text:style-name="P13"><text:span text:style-name="T6">Miksi tärkeää….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hallinta..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08-22">22.08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08-22">22.08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8-22">22.08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8-22">22.08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8-22">22.08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8-22">22.08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8-22">22.08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84</meta:editing-cycles>
    <meta:print-date>2020-09-28T07:56:54</meta:print-date>
    <meta:creation-date>2020-11-11T09:16:24</meta:creation-date>
    <dc:date>2023-08-22T09:55:51.799000000</dc:date>
    <meta:editing-duration>PT10H42M6S</meta:editing-duration>
    <meta:generator>LibreOffice/6.4.7.2$Windows_X86_64 LibreOffice_project/639b8ac485750d5696d7590a72ef1b496725cfb5</meta:generator>
    <meta:document-statistic meta:object-count="114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